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0c98" officeooo:paragraph-rsid="001b0c98"/>
    </style:style>
    <style:style style:name="P2" style:family="paragraph" style:parent-style-name="Standard">
      <style:text-properties officeooo:rsid="001be1c7" officeooo:paragraph-rsid="001be1c7"/>
    </style:style>
    <style:style style:name="P3" style:family="paragraph" style:parent-style-name="Standard">
      <style:text-properties style:text-position="0% 100%" officeooo:rsid="001b0c98" officeooo:paragraph-rsid="001b0c98"/>
    </style:style>
    <style:style style:name="P4" style:family="paragraph" style:parent-style-name="Standard">
      <style:text-properties style:text-position="0% 100%" fo:font-style="normal" officeooo:rsid="001b0c98" officeooo:paragraph-rsid="001b0c98" style:font-style-asian="normal" style:font-style-complex="normal"/>
    </style:style>
    <style:style style:name="P5" style:family="paragraph" style:parent-style-name="Standard">
      <style:text-properties style:text-position="0% 100%" fo:font-style="normal" officeooo:rsid="001be1c7" officeooo:paragraph-rsid="001be1c7" style:font-style-asian="normal" style:font-style-complex="normal"/>
    </style:style>
    <style:style style:name="P6" style:family="paragraph" style:parent-style-name="Standard">
      <style:text-properties style:text-position="0% 100%" fo:font-style="normal" officeooo:rsid="001db240" officeooo:paragraph-rsid="001db240" style:font-style-asian="normal" style:font-style-complex="normal"/>
    </style:style>
    <style:style style:name="P7" style:family="paragraph" style:parent-style-name="Standard">
      <style:text-properties style:text-position="0% 100%" fo:font-style="normal" officeooo:rsid="00203df5" officeooo:paragraph-rsid="00203df5" style:font-style-asian="normal" style:font-style-complex="normal"/>
    </style:style>
    <style:style style:name="P8" style:family="paragraph" style:parent-style-name="Standard">
      <style:text-properties style:text-position="0% 100%" fo:font-style="normal" officeooo:rsid="0021ddcf" officeooo:paragraph-rsid="0021ddcf" style:font-style-asian="normal" style:font-style-complex="normal"/>
    </style:style>
    <style:style style:name="P9" style:family="paragraph" style:parent-style-name="Standard">
      <style:text-properties style:text-position="0% 100%" officeooo:rsid="001db240" officeooo:paragraph-rsid="001db240"/>
    </style:style>
    <style:style style:name="P10" style:family="paragraph" style:parent-style-name="Standard">
      <style:text-properties style:text-position="0% 100%" fo:font-style="italic" officeooo:rsid="001b0c98" officeooo:paragraph-rsid="001b0c98" style:font-style-asian="italic" style:font-style-complex="italic"/>
    </style:style>
    <style:style style:name="P11" style:family="paragraph" style:parent-style-name="Standard">
      <style:text-properties style:text-position="0% 100%" fo:font-style="italic" officeooo:rsid="001be1c7" officeooo:paragraph-rsid="001db240" style:font-style-asian="italic" style:font-style-complex="italic"/>
    </style:style>
    <style:style style:name="P12" style:family="paragraph" style:parent-style-name="Standard">
      <style:text-properties style:text-position="0% 100%" fo:font-style="normal" officeooo:rsid="001be1c7" officeooo:paragraph-rsid="001be1c7" style:font-style-asian="normal" style:font-style-complex="normal"/>
    </style:style>
    <style:style style:name="P13" style:family="paragraph" style:parent-style-name="Standard">
      <style:text-properties style:text-position="0% 100%" fo:font-style="normal" officeooo:rsid="001b0c98" officeooo:paragraph-rsid="001b0c98" style:font-style-asian="normal" style:font-style-complex="normal"/>
    </style:style>
    <style:style style:name="P14" style:family="paragraph" style:parent-style-name="Standard">
      <style:text-properties style:text-position="0% 100%" fo:font-style="normal" officeooo:rsid="0021ddcf" officeooo:paragraph-rsid="00254f93" style:font-style-asian="normal" style:font-style-complex="normal"/>
    </style:style>
    <style:style style:name="P15" style:family="paragraph" style:parent-style-name="Standard">
      <style:text-properties style:text-position="0% 100%" fo:font-style="italic" fo:font-weight="bold" officeooo:rsid="001be1c7" officeooo:paragraph-rsid="001be1c7" style:font-style-asian="italic" style:font-weight-asian="bold" style:font-style-complex="italic" style:font-weight-complex="bold"/>
    </style:style>
    <style:style style:name="P16" style:family="paragraph" style:parent-style-name="Standard">
      <style:text-properties style:text-position="0% 100%" fo:font-style="italic" officeooo:rsid="001b0c98" officeooo:paragraph-rsid="001b0c98" style:font-style-asian="italic" style:font-style-complex="italic"/>
    </style:style>
    <style:style style:name="P17" style:family="paragraph" style:parent-style-name="Standard">
      <style:text-properties style:text-position="0% 100%" fo:font-style="italic" officeooo:rsid="0024bf96" officeooo:paragraph-rsid="0024bf96" style:font-style-asian="italic" style:font-style-complex="italic"/>
    </style:style>
    <style:style style:name="P18" style:family="paragraph" style:parent-style-name="Standard">
      <style:text-properties style:text-position="0% 100%" officeooo:rsid="001b0c98" officeooo:paragraph-rsid="001b0c98"/>
    </style:style>
    <style:style style:name="P19" style:family="paragraph" style:parent-style-name="Standard">
      <style:text-properties style:text-position="0% 100%" officeooo:rsid="0024bf96" officeooo:paragraph-rsid="0024bf96"/>
    </style:style>
    <style:style style:name="P20" style:family="paragraph" style:parent-style-name="Standard">
      <style:paragraph-properties fo:text-align="center" style:justify-single-word="false"/>
      <style:text-properties style:text-position="0% 100%" fo:font-weight="bold" officeooo:rsid="00254f93" officeooo:paragraph-rsid="00254f93" style:font-weight-asian="bold" style:font-weight-complex="bold"/>
    </style:style>
    <style:style style:name="P21" style:family="paragraph" style:parent-style-name="Standard">
      <style:text-properties officeooo:rsid="001e3493" officeooo:paragraph-rsid="001e3493"/>
    </style:style>
    <style:style style:name="P22" style:family="paragraph" style:parent-style-name="Standard">
      <style:text-properties fo:font-weight="normal" officeooo:rsid="001b0c98" officeooo:paragraph-rsid="001b0c98" style:font-weight-asian="normal" style:font-weight-complex="normal"/>
    </style:style>
    <style:style style:name="P23" style:family="paragraph" style:parent-style-name="Standard">
      <style:paragraph-properties fo:padding="0.0201in" fo:border="0.06pt solid #000000" style:shadow="none" style:writing-mode="page"/>
      <style:text-properties style:text-position="0% 100%" fo:font-style="normal" officeooo:rsid="001b0c98" officeooo:paragraph-rsid="001b0c98" style:font-style-asian="normal" style:font-style-complex="normal"/>
    </style:style>
    <style:style style:name="P24" style:family="paragraph" style:parent-style-name="Standard">
      <style:paragraph-properties fo:padding="0.0201in" fo:border="0.06pt solid #000000" style:shadow="none" style:writing-mode="page"/>
      <style:text-properties style:text-position="0% 100%" fo:font-style="italic" officeooo:rsid="001b0c98" officeooo:paragraph-rsid="001b0c98" style:font-style-asian="italic" style:font-style-complex="italic"/>
    </style:style>
    <style:style style:name="P25" style:family="paragraph" style:parent-style-name="Standard">
      <style:paragraph-properties fo:padding="0.0201in" fo:border="0.06pt solid #000000" style:shadow="none" style:writing-mode="page"/>
      <style:text-properties style:text-position="0% 100%" fo:font-style="italic" officeooo:rsid="0024bf96" officeooo:paragraph-rsid="0024bf96" style:font-style-asian="italic" style:font-style-complex="italic"/>
    </style:style>
    <style:style style:name="T1" style:family="text">
      <style:text-properties style:text-position="super 58%"/>
    </style:style>
    <style:style style:name="T2" style:family="text">
      <style:text-properties style:text-position="super 58%" officeooo:rsid="00254f93"/>
    </style:style>
    <style:style style:name="T3" style:family="text">
      <style:text-properties style:text-position="0% 100%"/>
    </style:style>
    <style:style style:name="T4" style:family="text">
      <style:text-properties style:text-position="0% 100%" fo:font-style="italic" style:font-style-asian="italic" style:font-style-complex="italic"/>
    </style:style>
    <style:style style:name="T5" style:family="text">
      <style:text-properties style:text-position="0% 100%" fo:font-style="italic" officeooo:rsid="001db240" style:font-style-asian="italic" style:font-style-complex="italic"/>
    </style:style>
    <style:style style:name="T6" style:family="text">
      <style:text-properties style:text-position="0% 100%" fo:font-style="italic" fo:font-weight="bold" style:font-style-asian="italic" style:font-weight-asian="bold" style:font-style-complex="italic" style:font-weight-complex="bold"/>
    </style:style>
    <style:style style:name="T7" style:family="text">
      <style:text-properties style:text-position="0% 100%" fo:font-style="italic" fo:font-weight="bold" officeooo:rsid="0021ddcf" style:font-style-asian="italic" style:font-weight-asian="bold" style:font-style-complex="italic" style:font-weight-complex="bold"/>
    </style:style>
    <style:style style:name="T8" style:family="text">
      <style:text-properties style:text-position="0% 100%" fo:font-style="normal" style:font-style-asian="normal" style:font-style-complex="normal"/>
    </style:style>
    <style:style style:name="T9" style:family="text">
      <style:text-properties style:text-position="0% 100%" fo:font-style="normal" officeooo:rsid="001c026f" style:font-style-asian="normal" style:font-style-complex="normal"/>
    </style:style>
    <style:style style:name="T10" style:family="text">
      <style:text-properties style:text-position="0% 100%" fo:font-style="normal" officeooo:rsid="001db240" style:font-style-asian="normal" style:font-style-complex="normal"/>
    </style:style>
    <style:style style:name="T11" style:family="text">
      <style:text-properties style:text-position="0% 100%" fo:font-style="normal" officeooo:rsid="0024bf96" style:font-style-asian="normal" style:font-style-complex="normal"/>
    </style:style>
    <style:style style:name="T12" style:family="text">
      <style:text-properties style:text-position="0% 100%" fo:font-style="normal" officeooo:rsid="00254f93" style:font-style-asian="normal" style:font-style-complex="normal"/>
    </style:style>
    <style:style style:name="T13" style:family="text">
      <style:text-properties style:text-position="0% 100%" fo:font-style="normal" fo:font-weight="bold" officeooo:rsid="00203df5" style:font-style-asian="normal" style:font-weight-asian="bold" style:font-style-complex="normal" style:font-weight-complex="bold"/>
    </style:style>
    <style:style style:name="T14" style:family="text">
      <style:text-properties style:text-position="0% 100%" officeooo:rsid="001db240"/>
    </style:style>
    <style:style style:name="T15" style:family="text">
      <style:text-properties style:text-position="0% 100%" officeooo:rsid="001e3493"/>
    </style:style>
    <style:style style:name="T16" style:family="text">
      <style:text-properties style:text-position="0% 100%" officeooo:rsid="0024bf96"/>
    </style:style>
    <style:style style:name="T17" style:family="text">
      <style:text-properties officeooo:rsid="001db240"/>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officeooo:rsid="0021ddcf"/>
    </style:style>
    <style:style style:name="T20" style:family="text">
      <style:text-properties fo:font-weight="bold" style:font-weight-asian="bold" style:font-weight-complex="bold"/>
    </style:style>
    <style:style style:name="T21" style:family="text">
      <style:text-properties fo:font-weight="bold" officeooo:rsid="001db240" style:font-weight-asian="bold" style:font-weight-complex="bold"/>
    </style:style>
    <style:style style:name="T22" style:family="text">
      <style:text-properties officeooo:rsid="0022eb59"/>
    </style:style>
    <style:style style:name="T23" style:family="text">
      <style:text-properties officeooo:rsid="0024bf96"/>
    </style:style>
    <style:style style:name="T24" style:family="text">
      <style:text-properties officeooo:rsid="00254f93"/>
    </style:style>
    <style:style style:name="T25" style:family="text">
      <style:text-properties style:text-underline-style="solid" style:text-underline-width="auto" style:text-underline-color="font-color" officeooo:rsid="0024bf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NTH 583 – GIS and Imagery Analysis</text:p>
      <text:p text:style-name="P22">Project 1</text:p>
      <text:p text:style-name="P22">Due: February <text:span text:style-name="T24">25</text:span><text:span text:style-name="T2">th</text:span><text:span text:style-name="T24"> by Midnight</text:span></text:p>
      <text:p text:style-name="P3"/>
      <text:p text:style-name="P20">Identifying and digitizing Kurgan Mounds in Southeastern Kazakhstan</text:p>
      <text:p text:style-name="P3"/>
      <text:p text:style-name="P10"><text:span text:style-name="T17">This project is designed for you to</text:span> demonstrate <text:span text:style-name="T17">the use of </text:span>four <text:span text:style-name="T17">basic GIS </text:span>skills:</text:p>
      <text:p text:style-name="P10"/>
      <text:p text:style-name="P10">1) Data import <text:span text:style-name="T23">and</text:span> export QGIS</text:p>
      <text:p text:style-name="P17">2) Exploration of GIS data with queries and zooms</text:p>
      <text:p text:style-name="P10"><text:span text:style-name="T23">3</text:span>) Vector digitizing and basic data management</text:p>
      <text:p text:style-name="P10"><text:span text:style-name="T23">4</text:span>) Production of a <text:span text:style-name="T23">styled</text:span> cartographic map</text:p>
      <text:p text:style-name="P9"/>
      <text:p text:style-name="P1"><text:span text:style-name="T6">Part 1: </text:span><text:span text:style-name="T7">Digitizing data in QGIS.</text:span></text:p>
      <text:p text:style-name="P3">Use QGIS, the skills you’ve acquired during the lab <text:span text:style-name="T23">practicums</text:span>, and the starting data provided for you, to:</text:p>
      <text:p text:style-name="P3"/>
      <text:p text:style-name="P3">1) Load high resolution aerial imagery from <text:span text:style-name="T23">Bing</text:span> Maps as a base layer in QGIS</text:p>
      <text:p text:style-name="P3">2) Load existing vector layers into QGIS, and adjust opacity and other styles.</text:p>
      <text:p text:style-name="P3">3) Create a new vector layer, and initialize an attribute table.</text:p>
      <text:p text:style-name="P19">4) Visually explore the high-resolution imagery to discover features.</text:p>
      <text:p text:style-name="P3">4) Digitize features and add records to the attribute table.</text:p>
      <text:p text:style-name="P3">5) Export the final digitized vector file.</text:p>
      <text:p text:style-name="P3"/>
      <text:p text:style-name="P1"><text:span text:style-name="T3">We will use the OpenLayers plugin to load the </text:span><text:span text:style-name="T16">Bing</text:span><text:span text:style-name="T3"> Maps base map. </text:span><text:span text:style-name="T14">L</text:span><text:span text:style-name="T3">oad the “</text:span><text:span text:style-name="T16">Kurgans</text:span><text:span text:style-name="T15">_S</text:span><text:span text:style-name="T3">urvey_</text:span><text:span text:style-name="T15">Grid</text:span><text:span text:style-name="T3">” shapefile, </text:span><text:span text:style-name="T14">query the table to discover your survey grid square(s),</text:span><text:span text:style-name="T3"> and set </text:span><text:span text:style-name="T14">the</text:span><text:span text:style-name="T3"> style </text:span><text:span text:style-name="T14">of the vector polygons </text:span><text:span text:style-name="T3">to highlight your area to digitize. You will </text:span><text:span text:style-name="T14">create a new shapefile vector layer, and</text:span><text:span text:style-name="T3"> attempt to digitize all of the </text:span><text:span text:style-name="T16">kurgan mounds</text:span><text:span text:style-name="T3"> in your survey area </text:span><text:span text:style-name="T16">(we will discuss what a kurgan is in class)</text:span><text:span text:style-name="T3">. You should digitize these as </text:span><text:span text:style-name="T4">points</text:span><text:span text:style-name="T8">. Your attribute table should have TWO fields in addition to the basic integer category number: “</text:span><text:span text:style-name="T11">k</text:span><text:span text:style-name="T8">_type” and “</text:span><text:span text:style-name="T11">k</text:span><text:span text:style-name="T8">_size”.</text:span></text:p>
      <text:p text:style-name="P4"/>
      <text:p text:style-name="P23">“<text:span text:style-name="T23">k</text:span>_type” should be set as a text field of <text:span text:style-name="T23">1</text:span> character, and refers to the type of <text:span text:style-name="T23">kurgan</text:span>. Use the following <text:s/>codes:</text:p>
      <text:p text:style-name="P23"/>
      <text:p text:style-name="P24"><text:span text:style-name="T23">m</text:span> = “<text:span text:style-name="T23">Mounded Earthen Kurgan.” </text:span>A <text:span text:style-name="T23">kurgan made of an apparent earthen mound</text:span></text:p>
      <text:p text:style-name="P24"><text:span text:style-name="T23">r</text:span> = “<text:span text:style-name="T23">Rock-covered Kurgan.” A kurgan made of an apparent mound or concentration of rocks</text:span></text:p>
      <text:p text:style-name="P25">g = “Ringed Kurgan.” A kurgan mound with a ringed ditch or ring of rocks.</text:p>
      <text:p text:style-name="P24"><text:span text:style-name="T23">d</text:span> = “<text:span text:style-name="T23">Destroyed Kurgan.” </text:span>A <text:span text:style-name="T23">kurgan that appears to have been destroyed or flattened.</text:span></text:p>
      <text:p text:style-name="P24"><text:span text:style-name="T23">p</text:span> = “<text:span text:style-name="T23">Possible Kurgan.” U</text:span>se if you can’t be sure <text:span text:style-name="T23">if this is a kurgan or not.</text:span></text:p>
      <text:p text:style-name="P4"/>
      <text:p text:style-name="P23">“<text:span text:style-name="T23">k</text:span>_size” should be set as an integer field, and refers to a basic category of kurgan <text:span text:style-name="T23">diameter.</text:span> Set up the map scale so that you can approximate the diameter <text:span text:style-name="T23">in </text:span><text:span text:style-name="T25">meters</text:span><text:span text:style-name="T23">. Round to the nearest whole meter.</text:span></text:p>
      <text:p text:style-name="P4"/>
      <text:p text:style-name="P2"><text:span text:style-name="T8">Before you begin </text:span><text:span text:style-name="T10">digitizing</text:span><text:span text:style-name="T8">, ensure that the project CRS matches that of the </text:span><text:span text:style-name="T11">Bing</text:span><text:span text:style-name="T8"> Maps data (WGS84 Pseudo Mercator) </text:span><text:span text:style-name="T10">and that your newly created vector file uses this projection system as well</text:span><text:span text:style-name="T8">. </text:span><text:span text:style-name="T10">As you digitize, be sure to </text:span><text:span text:style-name="T5">save often as you along.</text:span><text:span text:style-name="T8"> When you are done, ensure the </text:span><text:span text:style-name="T10">final </text:span><text:span text:style-name="T8">edits to your new vector file are saved, </text:span><text:span text:style-name="T10">and exit the editing session. M</text:span><text:span text:style-name="T8">ake sure your file is saved somewhere where you can find it. </text:span><text:span text:style-name="T9">Y</text:span><text:span text:style-name="T8">ou will submit your vector points file with this assignment.</text:span></text:p>
      <text:p text:style-name="P5"><text:soft-page-break/></text:p>
      <text:p text:style-name="P11"><text:span text:style-name="T20">Part </text:span><text:span text:style-name="T21">2</text:span><text:span text:style-name="T20">: Cartography </text:span><text:span text:style-name="T21">and Thematic Map</text:span></text:p>
      <text:p text:style-name="P6">Using your newly digitized vector points file of <text:span text:style-name="T23">kurgans</text:span>, create a finished map that thematically displays several layers of GIS data on top of the <text:span text:style-name="T23">Bing</text:span> Maps imagery. Your thematic maps should convey information about the <text:span text:style-name="T23">kurgan</text:span> size <text:span text:style-name="T18">and</text:span> type in your survey area. You will need to use both color and symbol size or type to display this information.</text:p>
      <text:p text:style-name="P6"/>
      <text:p text:style-name="P21"><text:span text:style-name="T8">Use the QGIS “Print Composer” to compose a formal cartographic product (i.e., a “map”) of your themed survey results in relation to the </text:span><text:span text:style-name="T12">Bing</text:span><text:span text:style-name="T8"> Imagery base-layer and </text:span><text:span text:style-name="T12">any</text:span><text:span text:style-name="T8"> other layer</text:span><text:span text:style-name="T12">s</text:span><text:span text:style-name="T8"> you chose. This final map MUST include a map scale, north arrow, and vector symbols legend. </text:span></text:p>
      <text:p text:style-name="P21"><text:span text:style-name="T13"/></text:p>
      <text:p text:style-name="P5"/>
      <text:p text:style-name="P15">Part <text:span text:style-name="T24">3</text:span>: Writeup</text:p>
      <text:p text:style-name="P7">Prepare a brief report (1-2 pages) about your analysis. This should be roughly divided into three sections. </text:p>
      <text:p text:style-name="P7"/>
      <text:p text:style-name="P7">In the first part, describe the way you approached <text:span text:style-name="T19">digitizing the kurgan data in your survey square</text:span>. Tell me about the <text:span text:style-name="T19">general </text:span>procedures you used <text:span text:style-name="T19">while doing it, </text:span>and any difficulties you encountered along the way. <text:span text:style-name="T19">How did you determine kurgan type and size?</text:span> What would you have done differently? </text:p>
      <text:p text:style-name="P7"/>
      <text:p text:style-name="P7">In the second part, refer to your thematic map. <text:span text:style-name="T19">Describe the colors and symbols you chose, and tell me why you chose them.</text:span> Describe any <text:span text:style-name="T19">spatial </text:span>trends <text:span text:style-name="T19">in the kurgan data you collected, and how</text:span> the theming makes <text:span text:style-name="T19">these trends </text:span>clear<text:span text:style-name="T19">er to see</text:span>.<text:span text:style-name="T19"> </text:span></text:p>
      <text:p text:style-name="P8"/>
      <text:p text:style-name="P14">In the third and final part, Reflect in general about the <text:span text:style-name="T24">process of manually digitizing GIS vector data and</text:span> of preparing thematic maps with this kind of data. How might error propagate through the analysis, and how might that affect the outcome? What other types of analyses would you have liked to do to extend what you did here?</text:p>
      <text:p text:style-name="P8"/>
      <text:p text:style-name="P8">You will turn the writeup in in digital format through TurnItIn on Blackboard. You should include your thematic map as a figure embedded in the writeup, <text:span text:style-name="T24">and should refer to it in the text. You should also plan to <text:s/>provide the final points shapefile of kurgans that you created. This can be by e-mail (you will need to zip the shapefile up into a .zip archive), or on a thumbdrive, a google drive link,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ac Ullah</meta:initial-creator>
    <meta:creation-date>2017-01-30T16:42:07.523732412</meta:creation-date>
    <dc:date>2018-01-18T09:57:40.640697593</dc:date>
    <dc:creator>Isaac Ullah</dc:creator>
    <meta:editing-duration>PT20H26M4S</meta:editing-duration>
    <meta:editing-cycles>4</meta:editing-cycles>
    <meta:generator>LibreOffice/5.4.4.2$Linux_X86_64 LibreOffice_project/40m0$Build-2</meta:generator>
    <meta:document-statistic meta:table-count="0" meta:image-count="0" meta:object-count="0" meta:page-count="2" meta:paragraph-count="35" meta:word-count="825" meta:character-count="4706" meta:non-whitespace-character-count="3909"/>
  </office:meta>
</office:document-meta>
</file>